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Text_20_body">
      <style:text-properties fo:language="nb" fo:country="NO"/>
    </style:style>
    <style:style style:name="P3" style:family="paragraph" style:parent-style-name="Text_20_body">
      <style:text-properties fo:language="nb" fo:country="NO" fo:font-weight="normal" style:font-weight-asian="normal" style:font-weight-complex="normal"/>
    </style:style>
    <style:style style:name="P4" style:family="paragraph" style:parent-style-name="Text_20_body" style:list-style-name="WW8Num12">
      <style:text-properties fo:language="nb" fo:country="NO"/>
    </style:style>
    <style:style style:name="P5" style:family="paragraph" style:parent-style-name="Heading_20_1">
      <style:text-properties fo:language="nb" fo:country="NO"/>
    </style:style>
    <style:style style:name="P6" style:family="paragraph" style:parent-style-name="Heading_20_1">
      <style:text-properties fo:language="nb" fo:country="NO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eskrivelse av visningsvindu</text:h>
      <text:p text:style-name="P2">Hver enkelt rad representerer en melding. Antall meldinger som skal vises i vinduet defineres under Admin. Bla en og en side eller direkte til ønsket side ved hjelp av menyer over tabellen.</text:p>
      <text:p text:style-name="P2">Meldinger kan filtrere på filterfunksjoner i overkant av vinduet, som kategori, distrikt, status og bruker.</text:p>
      <text:p text:style-name="P2">Kolonne Prioritet angir viktigheten som er satt på meldingen. Denne er definert fra 1 til 3, der 1 har høyest prioritet. Meldinger med prioritet 1 får rød farge, prioritet 2 lysere rød og 3 tilnærmet gråtonet.</text:p>
      <text:p text:style-name="P2">Hver enkelt melding får en unik ID. Denne tildeles automatisk i stigende rekkefølge ved opprettelse av ny melding. En melding med en stjerne ved ID nummer betyr at meldingen ikke har vært åpnet. Klikk på ID nummer for å åpne meldingen, eventuelt høyreklikk på en melding og velg «Vis» fra hurtigmeny.</text:p>
      <text:p text:style-name="P2">Lokaliseringskode viser hvilket objekt en melding er knyttet til. Koden er definert i Eiendomsregisteret.</text:p>
      <text:p text:style-name="P2">Adresse er koblet til valgt objekt meldingen er knyttet til, eksempelvis byggnavn dersom meldingen er koblet til bygget og romnavn dersom koblet til et bestemt rom i bygget.</text:p>
      <text:p text:style-name="P2">Kolonne «Tildelt til» viser hvem meldingen er tildelt til.</text:p>
      <text:p text:style-name="P2">Kolonne «Dato» viser hvilken dato den enkelte melding er opprettet.</text:p>
      <text:p text:style-name="P2">Kolonne «Status» angir status på den enkelte melding. Type status defineres i egne menyer under Admin.</text:p>
      <text:p text:style-name="P2">Dersom meldingen er knyttet til et prosjekt vil prosjekt ID være beskrevet i kolonne «Prosjekt». Denne vil også fungere som lenke til det aktuelle prosjektet i Prosjektmodulen. Ved å klikke på prosjekt ID i kolonne «Prosjekt» for en melding havner man i det aktuelle prosjektet i prosjektmodulen. På samme måte er det lenke tilbake til den aktuelle meldingen fra prosjektet i prosjektmodulen.</text:p>
      <text:p text:style-name="P2">Kolonne «Ferdig dato» er anmodet ferdigstillelsesdato for saken meldingen omhandler.</text:p>
      <text:p text:style-name="P2">Kolonne «Forsinkelse» beskriver eventuelle forsinkelser knyttet til gjennomføring av saken meldingen omhandler.</text:p>
      <text:h text:style-name="P5" text:outline-level="1">Hvordan finne en melding?</text:h>
      <text:h text:style-name="Heading_20_2" text:outline-level="2"><text:bookmark-start text:name="DDE_LINK"/>Filterfunksjon<text:bookmark-end text:name="DDE_LINK"/></text:h>
      <text:p text:style-name="P1">Meldinger i visningsvinduet kan filtreres ved bruk av menyer i overkant av vinduet;</text:p>
      <text:list xml:id="list1641354627" text:style-name="WW8Num12">
        <text:list-item>
          <text:p text:style-name="P4">Kategori av melding – type kategorier defineres i egen meny under Admin</text:p>
        </text:list-item>
        <text:list-item>
          <text:p text:style-name="P4">Geografisk område (distrikt) – meldinger knyttes til et objekt iht Eiendomsregisteret</text:p>
        </text:list-item>
        <text:list-item>
          <text:p text:style-name="P4">Status på meldingen – type status defineres i egen meny under Admin (defaultverdi er Åpen)</text:p>
        </text:list-item>
        <text:list-item>
          <text:p text:style-name="P4">Bruker – dvs hvem meldingen er tildelt til</text:p>
        </text:list-item>
      </text:list>
      <text:p text:style-name="P2">Dersom du skal finne meldinger tildelt til deg selv, sorterer du på ditt navn under filterfunksjon «Bruker».</text:p>
      <text:h text:style-name="Heading_20_2" text:outline-level="2"><text:soft-page-break/>Sorteringsmuligheter</text:h>
      <text:p text:style-name="P2">Meldingene i visningsvinduet kan sorteres i stigende/synkende rekkefølge for kolonner med mørkere farge i boks for kolonnenavn, eksempelvis «Prioritet», «ID», «Tildelt til» osv. <text:s/></text:p>
      <text:h text:style-name="Heading_20_2" text:outline-level="2">Søkefunksjoner</text:h>
      <text:p text:style-name="P2">Søkefeltet kan benyttes til å søke på hele eller deler av overskrifter i meldinger, adresse eller lokaliseringskode. Klikk «Søk» når søkebetingelsene er beskrevet.</text:p>
      <text:p text:style-name="P3">«Dato søk» kan benyttes for søke opp meldinger registerert i en aktuell periode. Klikk «Dato søk» og registrer fra- og til-dato. Klikk «Submit» og deretter «Søk» i hovedvinduet.</text:p>
      <text:h text:style-name="P6" text:outline-level="1">Hvordan behandle en melding?</text:h>
      <text:h text:style-name="Heading_20_2" text:outline-level="2">Åpne</text:h>
      <text:p text:style-name="P2">Åpne en valgt melding ved å klikke på ID nummer eller høyreklikk på raden til meldingen og velg «Vis» fra hurtigmenyen.</text:p>
      <text:h text:style-name="Heading_20_2" text:outline-level="2">Last ned</text:h>
      <text:p text:style-name="P2">Klikk «Last ned» oppe til høyre i vinduet for å eksportere meldinger til excel. Ved mange meldinger i modulen vil det være gunstig å filtrere eller bruke søkefunksjonene for å redusere mengden som skal eksporteres</text:p>
      <text:h text:style-name="Heading_20_2" text:outline-level="2">Legge til ny melding</text:h>
      <text:p text:style-name="P2">Klikk «Legg til ny melding» oppe til høyre i vinduet for å åpne vindu for registrering av ny me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Knut Vidar Olsen</meta:initial-creator>
    <meta:creation-date>2007-12-04T09:37:26</meta:creation-date>
    <dc:date>2009-08-07T18:00:30</dc:date>
    <meta:editing-cycles>20</meta:editing-cycles>
    <meta:editing-duration>PT05H22M16S</meta:editing-duration>
    <meta:document-statistic meta:table-count="0" meta:image-count="0" meta:object-count="0" meta:page-count="2" meta:paragraph-count="33" meta:word-count="545" meta:character-count="3493"/>
    <meta:user-defined meta:name="Info 1"/>
    <meta:user-defined meta:name="Info 2"/>
    <meta:user-defined meta:name="Info 3"/>
    <meta:user-defined meta:name="Info 4"/>
  </office:meta>
</office:document-meta>
</file>